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39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ffb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style:font-size-asian="12pt" style:font-size-complex="12pt"/>
    </style:style>
    <style:style style:name="ce60" style:family="table-cell" style:parent-style-name="Default">
      <style:table-cell-properties fo:background-color="#81d41a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ff6d6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lt;=[$'Barres-Coeffs'.$R3]" style:apply-style-name="ADMIS" style:base-cell-address="'Barres-Coeffs'.Q3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[$'Barres-Coeffs'.$Q3]" style:apply-style-name="ADMIS" style:base-cell-address="'Barres-Coeffs'.R3"/>
    </style:style>
    <style:style style:name="ce9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cm"/>
      <style:text-properties style:font-name="Utopia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39" table:number-columns-repeated="7"/>
          <table:table-cell table:style-name="ce20"/>
          <table:table-cell table:style-name="ce39" table:number-columns-spanned="2" table:number-rows-spanned="1"/>
          <table:covered-table-cell table:style-name="ce1"/>
          <table:table-cell table:style-name="ce73" office:value-type="string" calcext:value-type="string" table:number-columns-spanned="7" table:number-rows-spanned="1">
            <text:p>← Choix des barres (défaut 2024) [Autres : moy – 2022 – 2023]</text:p>
          </table:table-cell>
          <table:covered-table-cell table:style-name="ce1"/>
          <table:covered-table-cell table:style-name="ce30"/>
          <table:covered-table-cell table:number-columns-repeated="3" table:style-name="ce73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39"/>
          <table:table-cell table:style-name="ce51"/>
          <table:table-cell table:style-name="ce52"/>
          <table:table-cell table:style-name="ce53" table:number-columns-repeated="994"/>
          <table:table-cell table:style-name="ce5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A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B</text:p>
          </table:table-cell>
          <table:table-cell table:number-columns-repeated="2"/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5.01" calcext:value-type="float">
            <text:p>15,01</text:p>
          </table:table-cell>
          <table:table-cell table:style-name="ce26" office:value-type="float" office:value="15.07" calcext:value-type="float">
            <text:p>15,07</text:p>
          </table:table-cell>
          <table:table-cell table:style-name="ce26" office:value-type="float" office:value="15.14" calcext:value-type="float">
            <text:p>15,14</text:p>
          </table:table-cell>
          <table:table-cell table:style-name="ce31" table:formula="of:=AVERAGE([.L3:.N3])" office:value-type="float" office:value="15.0733333333333" calcext:value-type="float">
            <text:p>15,07</text:p>
          </table:table-cell>
          <table:table-cell table:style-name="ce24"/>
          <table:table-cell table:style-name="ce87" table:formula="of:=IF([.$K$1]=[.L$2];[.L3];IF([.$K$1]=[.M$2];[.$M3];IF([.$K$1]=&quot;moy&quot;;[.$O3];[.$N3])))" office:value-type="float" office:value="15.14" calcext:value-type="float">
            <text:p>15,14</text:p>
          </table:table-cell>
          <table:table-cell table:style-name="ce36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9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50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7" calcext:value-type="float">
            <text:p>13,70</text:p>
          </table:table-cell>
          <table:table-cell table:number-columns-repeated="2" table:style-name="ce26" office:value-type="float" office:value="13.8" calcext:value-type="float">
            <text:p>13,80</text:p>
          </table:table-cell>
          <table:table-cell table:style-name="ce31" table:formula="of:=AVERAGE([.L4:.N4])" office:value-type="float" office:value="13.7666666666667" calcext:value-type="float">
            <text:p>13,77</text:p>
          </table:table-cell>
          <table:table-cell table:style-name="ce24"/>
          <table:table-cell table:style-name="ce87" table:formula="of:=IF([.$K$1]=[.L$2];[.L4];IF([.$K$1]=[.M$2];[.$M4];IF([.$K$1]=&quot;moy&quot;;[.$O4];[.$N4])))" office:value-type="float" office:value="13.8" calcext:value-type="float">
            <text:p>13,8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9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 BS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18" calcext:value-type="float">
            <text:p>13,18</text:p>
          </table:table-cell>
          <table:table-cell table:style-name="ce26" office:value-type="float" office:value="13.09" calcext:value-type="float">
            <text:p>13,09</text:p>
          </table:table-cell>
          <table:table-cell table:style-name="ce26" office:value-type="float" office:value="13.25" calcext:value-type="float">
            <text:p>13,25</text:p>
          </table:table-cell>
          <table:table-cell table:style-name="ce31" table:formula="of:=AVERAGE([.L5:.N5])" office:value-type="float" office:value="13.1733333333333" calcext:value-type="float">
            <text:p>13,17</text:p>
          </table:table-cell>
          <table:table-cell table:style-name="ce24"/>
          <table:table-cell table:style-name="ce87" table:formula="of:=IF([.$K$1]=[.L$2];[.L5];IF([.$K$1]=[.M$2];[.$M5];IF([.$K$1]=&quot;moy&quot;;[.$O5];[.$N5])))" office:value-type="float" office:value="13.25" calcext:value-type="float">
            <text:p>13,25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9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6" calcext:value-type="float">
            <text:p>12,60</text:p>
          </table:table-cell>
          <table:table-cell table:style-name="ce26" office:value-type="float" office:value="12.7" calcext:value-type="float">
            <text:p>12,70</text:p>
          </table:table-cell>
          <table:table-cell table:style-name="ce26" office:value-type="float" office:value="12.8" calcext:value-type="float">
            <text:p>12,80</text:p>
          </table:table-cell>
          <table:table-cell table:style-name="ce31" table:formula="of:=AVERAGE([.L6:.N6])" office:value-type="float" office:value="12.7" calcext:value-type="float">
            <text:p>12,70</text:p>
          </table:table-cell>
          <table:table-cell table:style-name="ce24"/>
          <table:table-cell table:style-name="ce87" table:formula="of:=IF([.$K$1]=[.L$2];[.L6];IF([.$K$1]=[.M$2];[.$M6];IF([.$K$1]=&quot;moy&quot;;[.$O6];[.$N6])))" office:value-type="float" office:value="12.8" calcext:value-type="float">
            <text:p>12,80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9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3" calcext:value-type="float">
            <text:p>12,30</text:p>
          </table:table-cell>
          <table:table-cell table:style-name="ce26" office:value-type="float" office:value="11.8" calcext:value-type="float">
            <text:p>11,80</text:p>
          </table:table-cell>
          <table:table-cell table:style-name="ce26" office:value-type="float" office:value="12" calcext:value-type="float">
            <text:p>12,00</text:p>
          </table:table-cell>
          <table:table-cell table:style-name="ce31" table:formula="of:=AVERAGE([.L7:.N7])" office:value-type="float" office:value="12.0333333333333" calcext:value-type="float">
            <text:p>12,03</text:p>
          </table:table-cell>
          <table:table-cell table:style-name="ce24"/>
          <table:table-cell table:style-name="ce87" table:formula="of:=IF([.$K$1]=[.L$2];[.L7];IF([.$K$1]=[.M$2];[.$M7];IF([.$K$1]=&quot;moy&quot;;[.$O7];[.$N7])))" office:value-type="float" office:value="12" calcext:value-type="float">
            <text:p>12,0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9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8" calcext:value-type="float">
            <text:p>10,80</text:p>
          </table:table-cell>
          <table:table-cell table:style-name="ce26" office:value-type="float" office:value="11" calcext:value-type="float">
            <text:p>11,00</text:p>
          </table:table-cell>
          <table:table-cell table:style-name="ce31" table:formula="of:=AVERAGE([.L8:.N8])" office:value-type="float" office:value="10.7333333333333" calcext:value-type="float">
            <text:p>10,73</text:p>
          </table:table-cell>
          <table:table-cell table:style-name="ce24"/>
          <table:table-cell table:style-name="ce87" table:formula="of:=IF([.$K$1]=[.L$2];[.L8];IF([.$K$1]=[.M$2];[.$M8];IF([.$K$1]=&quot;moy&quot;;[.$O8];[.$N8])))" office:value-type="float" office:value="11" calcext:value-type="float">
            <text:p>11,0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9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03" calcext:value-type="float">
            <text:p>10,03</text:p>
          </table:table-cell>
          <table:table-cell table:style-name="ce26" office:value-type="float" office:value="9.48" calcext:value-type="float">
            <text:p>9,48</text:p>
          </table:table-cell>
          <table:table-cell table:style-name="ce26" office:value-type="float" office:value="10" calcext:value-type="float">
            <text:p>10,00</text:p>
          </table:table-cell>
          <table:table-cell table:style-name="ce31" table:formula="of:=AVERAGE([.L9:.N9])" office:value-type="float" office:value="9.83666666666667" calcext:value-type="float">
            <text:p>9,84</text:p>
          </table:table-cell>
          <table:table-cell table:style-name="ce24"/>
          <table:table-cell table:style-name="ce87" table:formula="of:=IF([.$K$1]=[.L$2];[.L9];IF([.$K$1]=[.M$2];[.$M9];IF([.$K$1]=&quot;moy&quot;;[.$O9];[.$N9])))" office:value-type="float" office:value="10" calcext:value-type="float">
            <text:p>10,00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9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15" calcext:value-type="float">
            <text:p>10,15</text:p>
          </table:table-cell>
          <table:table-cell table:style-name="ce27" office:value-type="float" office:value="10.4" calcext:value-type="float">
            <text:p>10,4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2" table:formula="of:=AVERAGE([.L10:.N10])" office:value-type="float" office:value="10.3833333333333" calcext:value-type="float">
            <text:p>10,38</text:p>
          </table:table-cell>
          <table:table-cell table:style-name="ce24"/>
          <table:table-cell table:style-name="ce87" table:formula="of:=IF([.$K$1]=[.L$2];[.L10];IF([.$K$1]=[.M$2];[.$M10];IF([.$K$1]=&quot;moy&quot;;[.$O10];[.$N10])))" office:value-type="float" office:value="10.6" calcext:value-type="float">
            <text:p>10,60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90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3" calcext:value-type="float">
            <text:p>9,30</text:p>
          </table:table-cell>
          <table:table-cell table:style-name="ce26" office:value-type="float" office:value="7.5" calcext:value-type="float">
            <text:p>7,50</text:p>
          </table:table-cell>
          <table:table-cell table:style-name="ce26" office:value-type="float" office:value="7" calcext:value-type="float">
            <text:p>7,00</text:p>
          </table:table-cell>
          <table:table-cell table:style-name="ce31" table:formula="of:=AVERAGE([.L11:.N11])" office:value-type="float" office:value="7.93333333333333" calcext:value-type="float">
            <text:p>7,93</text:p>
          </table:table-cell>
          <table:table-cell table:style-name="ce24"/>
          <table:table-cell table:style-name="ce87" table:formula="of:=IF([.$K$1]=[.L$2];[.L11];IF([.$K$1]=[.M$2];[.$M11];IF([.$K$1]=&quot;moy&quot;;[.$O11];[.$N11])))" office:value-type="float" office:value="7" calcext:value-type="float">
            <text:p>7,00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9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number-columns-repeated="2" table:style-name="ce27" office:value-type="float" office:value="8.2" calcext:value-type="float">
            <text:p>8,20</text:p>
          </table:table-cell>
          <table:table-cell table:style-name="ce32" table:formula="of:=AVERAGE([.L12:.N12])" office:value-type="float" office:value="8.13333333333333" calcext:value-type="float">
            <text:p>8,13</text:p>
          </table:table-cell>
          <table:table-cell table:style-name="ce24"/>
          <table:table-cell table:style-name="ce87" table:formula="of:=IF([.$K$1]=[.L$2];[.L12];IF([.$K$1]=[.M$2];[.$M12];IF([.$K$1]=&quot;moy&quot;;[.$O12];[.$N12])))" office:value-type="float" office:value="8.2" calcext:value-type="float">
            <text:p>8,2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9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5.4" calcext:value-type="float">
            <text:p>5,40</text:p>
          </table:table-cell>
          <table:table-cell table:style-name="ce31" table:formula="of:=AVERAGE([.L13:.N13])" office:value-type="float" office:value="6.5" calcext:value-type="float">
            <text:p>6,50</text:p>
          </table:table-cell>
          <table:table-cell table:style-name="ce24"/>
          <table:table-cell table:style-name="ce87" table:formula="of:=IF([.$K$1]=[.L$2];[.L13];IF([.$K$1]=[.M$2];[.$M13];IF([.$K$1]=&quot;moy&quot;;[.$O13];[.$N13])))" office:value-type="float" office:value="5.4" calcext:value-type="float">
            <text:p>5,40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9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18" calcext:value-type="float">
            <text:p>6,18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14:.N14])" office:value-type="float" office:value="6.46" calcext:value-type="float">
            <text:p>6,46</text:p>
          </table:table-cell>
          <table:table-cell table:style-name="ce24"/>
          <table:table-cell table:style-name="ce87" table:formula="of:=IF([.$K$1]=[.L$2];[.L14];IF([.$K$1]=[.M$2];[.$M14];IF([.$K$1]=&quot;moy&quot;;[.$O14];[.$N14])))" office:value-type="float" office:value="6" calcext:value-type="float">
            <text:p>6,00</text:p>
          </table:table-cell>
          <table:table-cell table:style-name="ce36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9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6.75" calcext:value-type="float">
            <text:p>6,75</text:p>
          </table:table-cell>
          <table:table-cell table:number-columns-repeated="2" table:style-name="ce27" office:value-type="float" office:value="6" calcext:value-type="float">
            <text:p>6,00</text:p>
          </table:table-cell>
          <table:table-cell table:style-name="ce32" table:formula="of:=AVERAGE([.L15:.N15])" office:value-type="float" office:value="6.25" calcext:value-type="float">
            <text:p>6,25</text:p>
          </table:table-cell>
          <table:table-cell table:style-name="ce24"/>
          <table:table-cell table:style-name="ce87" table:formula="of:=IF([.$K$1]=[.L$2];[.L15];IF([.$K$1]=[.M$2];[.$M15];IF([.$K$1]=&quot;moy&quot;;[.$O15];[.$N15])))" office:value-type="float" office:value="6" calcext:value-type="float">
            <text:p>6,0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9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1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1" calcext:value-type="float">
            <text:p>6,10</text:p>
          </table:table-cell>
          <table:table-cell table:style-name="ce26" office:value-type="float" office:value="5.02" calcext:value-type="float">
            <text:p>5,02</text:p>
          </table:table-cell>
          <table:table-cell table:style-name="ce26" office:value-type="float" office:value="4.04" calcext:value-type="float">
            <text:p>4,04</text:p>
          </table:table-cell>
          <table:table-cell table:style-name="ce31" table:formula="of:=AVERAGE([.L16:.N16])" office:value-type="float" office:value="5.05333333333333" calcext:value-type="float">
            <text:p>5,05</text:p>
          </table:table-cell>
          <table:table-cell table:style-name="ce24"/>
          <table:table-cell table:style-name="ce87" table:formula="of:=IF([.$K$1]=[.L$2];[.L16];IF([.$K$1]=[.M$2];[.$M16];IF([.$K$1]=&quot;moy&quot;;[.$O16];[.$N16])))" office:value-type="float" office:value="4.04" calcext:value-type="float">
            <text:p>4,04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9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17:.I1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01" calcext:value-type="float">
            <text:p>5,01</text:p>
          </table:table-cell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5.03" calcext:value-type="float">
            <text:p>5,03</text:p>
          </table:table-cell>
          <table:table-cell table:style-name="ce31" table:formula="of:=AVERAGE([.L17:.N17])" office:value-type="float" office:value="5.01333333333333" calcext:value-type="float">
            <text:p>5,01</text:p>
          </table:table-cell>
          <table:table-cell table:style-name="ce24"/>
          <table:table-cell table:style-name="ce87" table:formula="of:=IF([.$K$1]=[.L$2];[.L17];IF([.$K$1]=[.M$2];[.$M17];IF([.$K$1]=&quot;moy&quot;;[.$O17];[.$N17])))" office:value-type="float" office:value="5.03" calcext:value-type="float">
            <text:p>5,03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9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1" table:formula="of:=SUM([.C18:.I18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7" calcext:value-type="float">
            <text:p>7,00</text:p>
          </table:table-cell>
          <table:table-cell table:style-name="ce26" office:value-type="float" office:value="6" calcext:value-type="float">
            <text:p>6,00</text:p>
          </table:table-cell>
          <table:table-cell table:style-name="ce31" table:formula="of:=AVERAGE([.L18:.N18])" office:value-type="float" office:value="6.66666666666667" calcext:value-type="float">
            <text:p>6,67</text:p>
          </table:table-cell>
          <table:table-cell table:style-name="ce24"/>
          <table:table-cell table:style-name="ce87" table:formula="of:=IF([.$K$1]=[.L$2];[.L18];IF([.$K$1]=[.M$2];[.$M18];IF([.$K$1]=&quot;moy&quot;;[.$O18];[.$N18])))" office:value-type="float" office:value="6" calcext:value-type="float">
            <text:p>6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9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03" calcext:value-type="float">
            <text:p>5,03</text:p>
          </table:table-cell>
          <table:table-cell table:style-name="ce26" office:value-type="float" office:value="5.04" calcext:value-type="float">
            <text:p>5,04</text:p>
          </table:table-cell>
          <table:table-cell table:style-name="ce26" office:value-type="float" office:value="5.5" calcext:value-type="float">
            <text:p>5,50</text:p>
          </table:table-cell>
          <table:table-cell table:style-name="ce31" table:formula="of:=AVERAGE([.L19:.N19])" office:value-type="float" office:value="5.19" calcext:value-type="float">
            <text:p>5,19</text:p>
          </table:table-cell>
          <table:table-cell table:style-name="ce24"/>
          <table:table-cell table:style-name="ce87" table:formula="of:=IF([.$K$1]=[.L$2];[.L19];IF([.$K$1]=[.M$2];[.$M19];IF([.$K$1]=&quot;moy&quot;;[.$O19];[.$N19])))" office:value-type="float" office:value="5.5" calcext:value-type="float">
            <text:p>5,50</text:p>
          </table:table-cell>
          <table:table-cell table:style-name="ce36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9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6.5" calcext:value-type="float">
            <text:p>6,50</text:p>
          </table:table-cell>
          <table:table-cell table:style-name="ce27" office:value-type="float" office:value="6" calcext:value-type="float">
            <text:p>6,00</text:p>
          </table:table-cell>
          <table:table-cell table:style-name="ce27" office:value-type="float" office:value="5.5" calcext:value-type="float">
            <text:p>5,50</text:p>
          </table:table-cell>
          <table:table-cell table:style-name="ce32" table:formula="of:=AVERAGE([.L20:.N20])" office:value-type="float" office:value="6" calcext:value-type="float">
            <text:p>6,00</text:p>
          </table:table-cell>
          <table:table-cell table:style-name="ce24"/>
          <table:table-cell table:style-name="ce87" table:formula="of:=IF([.$K$1]=[.L$2];[.L20];IF([.$K$1]=[.M$2];[.$M20];IF([.$K$1]=&quot;moy&quot;;[.$O20];[.$N20])))" office:value-type="float" office:value="5.5" calcext:value-type="float">
            <text:p>5,5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9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3.33" calcext:value-type="float">
            <text:p>3,33</text:p>
          </table:table-cell>
          <table:table-cell table:style-name="ce26" office:value-type="float" office:value="3.2" calcext:value-type="float">
            <text:p>3,20</text:p>
          </table:table-cell>
          <table:table-cell table:style-name="ce31" table:formula="of:=AVERAGE([.L21:.N21])" office:value-type="float" office:value="3.51333333333333" calcext:value-type="float">
            <text:p>3,51</text:p>
          </table:table-cell>
          <table:table-cell table:style-name="ce24"/>
          <table:table-cell table:style-name="ce87" table:formula="of:=IF([.$K$1]=[.L$2];[.L21];IF([.$K$1]=[.M$2];[.$M21];IF([.$K$1]=&quot;moy&quot;;[.$O21];[.$N21])))" office:value-type="float" office:value="3.2" calcext:value-type="float">
            <text:p>3,20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9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1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4.56" calcext:value-type="float">
            <text:p>4,56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" calcext:value-type="float">
            <text:p>4,00</text:p>
          </table:table-cell>
          <table:table-cell table:style-name="ce31" table:formula="of:=AVERAGE([.L22:.N22])" office:value-type="float" office:value="4.2" calcext:value-type="float">
            <text:p>4,20</text:p>
          </table:table-cell>
          <table:table-cell table:style-name="ce24"/>
          <table:table-cell table:style-name="ce87" table:formula="of:=IF([.$K$1]=[.L$2];[.L22];IF([.$K$1]=[.M$2];[.$M22];IF([.$K$1]=&quot;moy&quot;;[.$O22];[.$N22])))" office:value-type="float" office:value="4" calcext:value-type="float">
            <text:p>4,00</text:p>
          </table:table-cell>
          <table:table-cell table:style-name="ce36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9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LERMONT SB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4.35" calcext:value-type="float">
            <text:p>4,35</text:p>
          </table:table-cell>
          <table:table-cell table:style-name="ce26" office:value-type="float" office:value="4.5" calcext:value-type="float">
            <text:p>4,50</text:p>
          </table:table-cell>
          <table:table-cell table:style-name="ce31" table:formula="of:=AVERAGE([.L23:.N23])" office:value-type="float" office:value="4.61666666666667" calcext:value-type="float">
            <text:p>4,62</text:p>
          </table:table-cell>
          <table:table-cell table:style-name="ce24"/>
          <table:table-cell table:style-name="ce87" table:formula="of:=IF([.$K$1]=[.L$2];[.L23];IF([.$K$1]=[.M$2];[.$M23];IF([.$K$1]=&quot;moy&quot;;[.$O23];[.$N23])))" office:value-type="float" office:value="4.5" calcext:value-type="float">
            <text:p>4,50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9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CLERMONT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4:.I2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18" calcext:value-type="float">
            <text:p>5,18</text:p>
          </table:table-cell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22" calcext:value-type="float">
            <text:p>5,22</text:p>
          </table:table-cell>
          <table:table-cell table:style-name="ce31" table:formula="of:=AVERAGE([.L24:.N24])" office:value-type="float" office:value="5.18333333333333" calcext:value-type="float">
            <text:p>5,18</text:p>
          </table:table-cell>
          <table:table-cell table:style-name="ce24"/>
          <table:table-cell table:style-name="ce87" table:formula="of:=IF([.$K$1]=[.L$2];[.L24];IF([.$K$1]=[.M$2];[.$M24];IF([.$K$1]=&quot;moy&quot;;[.$O24];[.$N24])))" office:value-type="float" office:value="5.22" calcext:value-type="float">
            <text:p>5,22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9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3.58" calcext:value-type="float">
            <text:p>3,58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26" calcext:value-type="float">
            <text:p>1,26</text:p>
          </table:table-cell>
          <table:table-cell table:style-name="ce31" table:formula="of:=AVERAGE([.L25:.N25])" office:value-type="float" office:value="2.33666666666667" calcext:value-type="float">
            <text:p>2,34</text:p>
          </table:table-cell>
          <table:table-cell table:style-name="ce24"/>
          <table:table-cell table:style-name="ce87" table:formula="of:=IF([.$K$1]=[.L$2];[.L25];IF([.$K$1]=[.M$2];[.$M25];IF([.$K$1]=&quot;moy&quot;;[.$O25];[.$N25])))" office:value-type="float" office:value="1.26" calcext:value-type="float">
            <text:p>1,26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9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5"/>
          <table:table-cell table:style-name="ce47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38"/>
          <table:table-cell table:style-name="ce5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58"/>
          <table:covered-table-cell table:number-columns-repeated="4" table:style-name="ce18"/>
          <table:table-cell table:style-name="ce38"/>
          <table:table-cell table:style-name="ce58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38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38"/>
          <table:table-cell table:style-name="ce38"/>
          <table:table-cell table:style-name="ce58" office:value-type="string" calcext:value-type="string" table:number-columns-spanned="4" table:number-rows-spanned="1">
            <text:p>COEFFS ORAUX 2024</text:p>
          </table:table-cell>
          <table:covered-table-cell table:number-columns-repeated="3" table:style-name="ce38"/>
          <table:table-cell table:style-name="ce38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Q3:'Barres-Coeffs'.Q25">
            <calcext:condition calcext:apply-style-name="ADMIS" calcext:value="&lt;=[$'Barres-Coeffs'.$R3]" calcext:base-cell-address="'Barres-Coeffs'.Q3"/>
          </calcext:conditional-format>
          <calcext:conditional-format calcext:target-range-address="'Barres-Coeffs'.R3:'Barres-Coeffs'.R25">
            <calcext:condition calcext:apply-style-name="ADMIS" calcext:value="&gt;=[$'Barres-Coeffs'.$Q3]" calcext:base-cell-address="'Barres-Coeffs'.R3"/>
          </calcext:conditional-format>
          <calcext:conditional-format calcext:target-range-address="'Barres-Coeffs'.S3:'Barres-Coeffs'.S25">
            <calcext:condition calcext:apply-style-name="ADMIS" calcext:value="contains-text(&quot;:-)&quot;)" calcext:base-cell-address="'Barres-Coeffs'.S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number:min-decimal-places="0" number:min-integer-digits="1"/>
      <number:text>%</number:text>
    </number:percentage-style>
    <number:number-style style:name="N17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79">
      <number:day/>
      <number:text>/</number:text>
      <number:month/>
    </number:date-style>
    <number:date-style style:name="N180">
      <number:day number:style="long"/>
      <number:text>-</number:text>
      <number:month number:textual="true"/>
      <number:text>-</number:text>
      <number:year/>
    </number:date-style>
    <number:date-style style:name="N181">
      <number:day number:style="long"/>
      <number:text>-</number:text>
      <number:month number:textual="true"/>
    </number:date-style>
    <number:date-style style:name="N182">
      <number:month number:textual="true"/>
      <number:text>-</number:text>
      <number:year/>
    </number:date-style>
    <number:time-style style:name="N183">
      <number:hours/>
      <number:text>:</number:text>
      <number:minutes number:style="long"/>
      <number:text> </number:text>
      <number:am-pm/>
    </number:time-style>
    <number:time-style style:name="N18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5P0" style:volatile="true">
      <number:number number:decimal-places="0" number:min-decimal-places="0" number:min-integer-digits="1" number:grouping="true"/>
      <number:text>   </number:text>
    </number:number-style>
    <number:number-style style:name="N18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5P0"/>
    </number:number-style>
    <number:number-style style:name="N186P0" style:volatile="true">
      <number:number number:decimal-places="0" number:min-decimal-places="0" number:min-integer-digits="1" number:grouping="true"/>
      <number:text>   </number:text>
    </number:number-style>
    <number:number-style style:name="N18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  </number:text>
    </number:number-style>
    <number:number-style style:name="N18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7P0"/>
    </number:number-style>
    <number:number-style style:name="N188P0" style:volatile="true">
      <number:number number:decimal-places="2" number:min-decimal-places="2" number:min-integer-digits="1" number:grouping="true"/>
      <number:text>   </number:text>
    </number:number-style>
    <number:number-style style:name="N18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8P0"/>
    </number:number-style>
    <number:percentage-style style:name="N189">
      <number:number number:decimal-places="1" number:min-decimal-places="1" number:min-integer-digits="1"/>
      <number:text> %</number:text>
    </number:percentage-style>
    <number:number-style style:name="N190P0" style:volatile="true">
      <number:number number:decimal-places="0" number:min-decimal-places="0" number:min-integer-digits="1" number:grouping="true"/>
      <number:text> € </number:text>
    </number:number-style>
    <number:number-style style:name="N190"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90P0"/>
    </number:number-style>
    <number:number-style style:name="N191P0" style:volatile="true">
      <number:number number:decimal-places="0" number:min-decimal-places="0" number:min-integer-digits="1" number:grouping="true"/>
      <number:text> € </number:text>
    </number:number-style>
    <number:number-style style:name="N191">
      <style:text-properties fo:color="#ff0000"/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91P0"/>
    </number:number-style>
    <number:number-style style:name="N192P0" style:volatile="true">
      <number:number number:decimal-places="2" number:min-decimal-places="2" number:min-integer-digits="1" number:grouping="true"/>
      <number:text> € </number:text>
    </number:number-style>
    <number:number-style style:name="N192"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92P0"/>
    </number:number-style>
    <number:number-style style:name="N193P0" style:volatile="true">
      <number:number number:decimal-places="2" number:min-decimal-places="2" number:min-integer-digits="1" number:grouping="true"/>
      <number:text> € </number:text>
    </number:number-style>
    <number:number-style style:name="N193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93P0"/>
    </number:number-style>
    <number:number-style style:name="N194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19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</number:number-style>
    <number:number-style style:name="N194P2" style:volatile="true">
      <number:text> </number:text>
      <number:fill-character> </number:fill-character>
      <number:text>-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fill-character> </number:fill-character>
      <number:number number:decimal-places="0" number:min-decimal-places="0" number:min-integer-digits="1" number:grouping="true"/>
      <number:text>  € </number:text>
    </number:number-style>
    <number:number-style style:name="N19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€ </number:text>
    </number:number-style>
    <number:number-style style:name="N195P2" style:volatile="true">
      <number:text> </number:text>
      <number:fill-character> </number:fill-character>
      <number:text>-  €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</number:text>
      <number:fill-character> </number:fill-character>
      <number:number number:decimal-places="2" number:min-decimal-places="2" number:min-integer-digits="1" number:grouping="true"/>
      <number:text>  € </number:text>
    </number:number-style>
    <number:number-style style:name="N19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€ </number:text>
    </number:number-style>
    <number:number-style style:name="N1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€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number:date-style style:name="N10144" number:language="fr" number:country="FR">
      <number:day/>
      <number:text>/</number:text>
      <number:month/>
      <number:text>/</number:text>
      <number:year/>
    </number:date-style>
    <number:number-style style:name="N1014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1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53" number:language="fr" number:country="F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 -    </number:text>
    </number:number-style>
    <number:text-style style:name="N10157" number:language="fr" number:country="FR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5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58P2" style:volatile="true" number:language="fr" number:country="FR">
      <number:text> - € </number:text>
    </number:number-style>
    <number:text-style style:name="N10158" number:language="fr" number:country="FR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59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59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59" number:language="fr" number:country="FR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60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60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time-style style:name="N10161" number:language="fr" number:country="FR">
      <number:minutes number:style="long"/>
      <number:text>:</number:text>
      <number:seconds number:style="long"/>
    </number:time-style>
    <number:time-style style:name="N1016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3" number:language="fr" number:country="FR">
      <number:minutes number:style="long"/>
      <number:text>:</number:text>
      <number:seconds number:style="long" number:decimal-places="1"/>
    </number:time-style>
    <number:number-style style:name="N10164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20121" number:language="en" number:country="US">
      <number:year number:style="long"/>
      <number:text>-</number:text>
      <number:month/>
      <number:text>-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37P2" style:volatile="true" number:language="en" number:country="US">
      <number:text> </number:text>
      <number:fill-character> </number:fill-character>
      <number:text>- </number:text>
    </number:number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currency-style style:name="N2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38P2" style:volatile="true" number:language="en" number:country="US">
      <number:currency-symbol/>
      <number:fill-character> </number:fill-character>
      <number:text>- </number:text>
    </number:currency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currency-style style:name="N2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40" number:language="en" number:country="US">
      <number:text> </number:text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c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4:32:25.793437161</meta:creation-date>
    <dc:date>2024-11-05T23:32:37.943803025</dc:date>
    <meta:editing-duration>PT19H21M13S</meta:editing-duration>
    <meta:editing-cycles>118</meta:editing-cycles>
    <meta:generator>LibreOffice/7.4.7.2$Linux_X86_64 LibreOffice_project/40$Build-2</meta:generator>
    <meta:document-statistic meta:table-count="1" meta:cell-count="480" meta:object-count="0"/>
  </office:meta>
</office:document-meta>
</file>